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6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7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8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9" style:num-suffix="." style:num-format="1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3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5" style:parent-style-name="Standard" style:family="paragraph">
      <style:paragraph-properties fo:text-indent="0.4916in"/>
    </style:style>
    <style:style style:name="T6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7" style:parent-style-name="Standard" style:family="paragraph">
      <style:paragraph-properties fo:text-indent="0.4916in"/>
    </style:style>
    <style:style style:name="T8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text-indent="0.4916in"/>
    </style:style>
    <style:style style:name="T10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11" style:parent-style-name="Standard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paragraph-properties fo:margin-bottom="0in"/>
    </style:style>
    <style:style style:name="T14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Tipodeletrapredefinidodoparágrafo" style:family="text">
      <style:text-properties style:font-name="Helvetica" fo:color="#444950" fo:font-size="7pt" style:font-size-asian="7pt" style:font-size-complex="7pt" fo:background-color="#FFFFFF"/>
    </style:style>
    <style:style style:name="T16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17" style:parent-style-name="Standard" style:family="paragraph">
      <style:paragraph-properties fo:margin-bottom="0in"/>
    </style:style>
    <style:style style:name="T18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T19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20" style:parent-style-name="ParágrafodaLista" style:list-style-name="WWNum1" style:family="paragraph"/>
    <style:style style:name="T21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24" style:parent-style-name="ParágrafodaLista" style:list-style-name="WWNum1" style:family="paragraph"/>
    <style:style style:name="T25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29" style:parent-style-name="ParágrafodaLista" style:list-style-name="WWNum1" style:family="paragraph"/>
    <style:style style:name="T30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2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33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4" style:parent-style-name="Standard" style:family="paragraph">
      <style:paragraph-properties fo:margin-bottom="0in"/>
    </style:style>
    <style:style style:name="T35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36" style:parent-style-name="ParágrafodaLista" style:list-style-name="WWNum7" style:family="paragraph"/>
    <style:style style:name="T37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39" style:parent-style-name="ParágrafodaLista" style:list-style-name="WWNum7" style:family="paragraph"/>
    <style:style style:name="T40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ParágrafodaLista" style:list-style-name="WWNum7" style:family="paragraph"/>
    <style:style style:name="T42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margin-bottom="0in"/>
    </style:style>
    <style:style style:name="T45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T46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47" style:parent-style-name="Standard" style:family="paragraph">
      <style:paragraph-properties fo:margin-bottom="0in"/>
    </style:style>
    <style:style style:name="T48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49" style:parent-style-name="Standard" style:list-style-name="LFO11" style:family="paragraph">
      <style:paragraph-properties fo:margin-bottom="0in"/>
    </style:style>
    <style:style style:name="T50" style:parent-style-name="Tipodeletrapredefinidodoparágrafo" style:family="text">
      <style:text-properties style:font-name="Times New Roman" fo:font-size="12pt" style:font-size-asian="12pt" style:font-size-complex="12pt"/>
    </style:style>
    <style:style style:name="T51" style:parent-style-name="Tipodeletrapredefinidodoparágraf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2" style:parent-style-name="Tipodeletrapredefinidodoparágrafo" style:family="text">
      <style:text-properties style:font-name="Times New Roman" fo:font-size="12pt" style:font-size-asian="12pt" style:font-size-complex="12pt"/>
    </style:style>
    <style:style style:name="P53" style:parent-style-name="Standard" style:list-style-name="LFO11" style:family="paragraph">
      <style:paragraph-properties fo:margin-bottom="0in"/>
    </style:style>
    <style:style style:name="T54" style:parent-style-name="Tipodeletrapredefinidodoparágrafo" style:family="text">
      <style:text-properties style:font-name="Times New Roman" fo:font-size="12pt" style:font-size-asian="12pt" style:font-size-complex="12pt"/>
    </style:style>
    <style:style style:name="T55" style:parent-style-name="Tipodeletrapredefinidodoparágraf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6" style:parent-style-name="Tipodeletrapredefinidodoparágrafo" style:family="text">
      <style:text-properties style:font-name="Times New Roman" fo:font-size="12pt" style:font-size-asian="12pt" style:font-size-complex="12pt"/>
    </style:style>
    <style:style style:name="T57" style:parent-style-name="Tipodeletrapredefinidodoparágrafo" style:family="text">
      <style:text-properties style:font-name="Times New Roman" fo:font-size="12pt" style:font-size-asian="12pt" style:font-size-complex="12pt"/>
    </style:style>
    <style:style style:name="T58" style:parent-style-name="Tipodeletrapredefinidodoparágrafo" style:family="text">
      <style:text-properties style:font-name="Times New Roman" fo:font-size="12pt" style:font-size-asian="12pt" style:font-size-complex="12pt"/>
    </style:style>
    <style:style style:name="T59" style:parent-style-name="Tipodeletrapredefinidodoparágrafo" style:family="text">
      <style:text-properties style:font-name="Times New Roman" fo:font-size="12pt" style:font-size-asian="12pt" style:font-size-complex="12pt"/>
    </style:style>
    <style:style style:name="T60" style:parent-style-name="Tipodeletrapredefinidodoparágrafo" style:family="text">
      <style:text-properties style:font-name="Times New Roman" fo:font-size="12pt" style:font-size-asian="12pt" style:font-size-complex="12pt"/>
    </style:style>
    <style:style style:name="T61" style:parent-style-name="Tipodeletrapredefinidodoparágrafo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Análise de Requisitos – Projeto IES</text:span></text:p>
      <text:p text:style-name="Standard"><text:span text:style-name="T3">G6: <text:s text:c="4"/></text:span><text:span text:style-name="T4">Diogo Filipe Amaral Carvalho – 92969</text:span></text:p>
      <text:p text:style-name="P5"><text:span text:style-name="T6">Pedro Miguel Loureiro Amaral – 93283</text:span></text:p>
      <text:p text:style-name="P7"><text:span text:style-name="T8">Rafael Baptista – 93367</text:span></text:p>
      <text:p text:style-name="P9"><text:span text:style-name="T10">Ricardo Saraiva da Cruz – 93118</text:span></text:p>
      <text:p text:style-name="P11"/>
      <text:p text:style-name="P12"/>
      <text:p text:style-name="P13"><text:span text:style-name="T14">Projeto:</text:span><text:span text:style-name="T15"><text:s/></text:span><text:span text:style-name="T16">Este projeto pretende demonstrar o estado atual do mais falado tema do mundo, covid-19. Para isso iremos mostrar ao pormenor o aumento e recuperações de casos diários, apresentar gráficos com estatísticas, entre outras funcionalidades.</text:span></text:p>
      <text:p text:style-name="P17"><text:span text:style-name="T18">Para isso o sistema</text:span><text:span text:style-name="T19"><text:s/>deve ter por base as seguintes características:</text:span></text:p>
      <text:list text:style-name="WWNum1">
        <text:list-item text:start-value="1">
          <text:p text:style-name="P20"><text:span text:style-name="T21">Um<text:s/></text:span><text:span text:style-name="T22">paciente<text:s/></text:span><text:span text:style-name="T23">deve ter um pacient_id nome, estado atual do covid (recuperado, infetado, etc.), género, idade, altura, peso, nacionalidade, região, área de Residência, e um médico associado.</text:span></text:p>
        </text:list-item>
        <text:list-item>
          <text:p text:style-name="P24"><text:span text:style-name="T25">Um<text:s/></text:span><text:span text:style-name="T26">médico<text:s/></text:span><text:span text:style-name="T27">tem um nú</text:span><text:span text:style-name="T28">mero de medico, código de acesso, nome, hospital, idade, especialização</text:span></text:p>
        </text:list-item>
        <text:list-item>
          <text:p text:style-name="P29"><text:span text:style-name="T30">Um<text:s/></text:span><text:span text:style-name="T31">hospital</text:span><text:span text:style-name="T32"><text:s/>tem id, nome, localização, região, número de camas.</text:span></text:p>
        </text:list-item>
      </text:list>
      <text:p text:style-name="P33"/>
      <text:p text:style-name="P34"><text:span text:style-name="T35">O sistema deve ainda respeitar as seguintes restrições de integridade:</text:span></text:p>
      <text:list text:style-name="WWNum7">
        <text:list-item text:start-value="1">
          <text:p text:style-name="P36"><text:span text:style-name="T37">Número de pacientes hospitalizados não pode<text:s/></text:span><text:span text:style-name="T38">exceder o número de camas do hospital.</text:span></text:p>
        </text:list-item>
        <text:list-item>
          <text:p text:style-name="P39"><text:span text:style-name="T40">Os pacientes de uma dada região só podem estar hospitalizados em hospitais dessa região.</text:span></text:p>
        </text:list-item>
        <text:list-item>
          <text:p text:style-name="P41"><text:span text:style-name="T42">Um paciente só pode ser acompanhado pelo seu médico.</text:span></text:p>
        </text:list-item>
      </text:list>
      <text:p text:style-name="P43"/>
      <text:p text:style-name="P44"><text:span text:style-name="T45">Pretende-se ainda que haja proteção de dados dos pacientes, ou seja, haver</text:span><text:span text:style-name="T46"><text:s/>anonimização.</text:span></text:p>
      <text:p text:style-name="P47"><text:span text:style-name="T48">Para isso deve ser criada uma base de dados auxilar com as seguintes caracteristicas:</text:span></text:p>
      <text:list text:style-name="LFO11" text:continue-numbering="true">
        <text:list-item>
          <text:p text:style-name="P49"><text:span text:style-name="T50">Um<text:s/></text:span><text:span text:style-name="T51">caso<text:s/></text:span><text:span text:style-name="T52">contém o caso_ID, paciente_ID e estado atual do paciente.</text:span></text:p>
        </text:list-item>
        <text:list-item>
          <text:p text:style-name="P53"><text:span text:style-name="T54">Um<text:s/></text:span><text:span text:style-name="T55">relatório de estado<text:s/></text:span><text:span text:style-name="T56">contém o paciente_ID, estado do paciente</text:span><text:span text:style-name="T57">,</text:span><text:span text:style-name="T58"><text:s/>a data de<text:s/></text:span><text:span text:style-name="T59">alteração de estado</text:span><text:span text:style-name="T60"><text:s/>e um id</text:span><text:span text:style-name="T61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Wingdings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Wingdings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3" style:family="text">
      <style:text-properties style:font-name-complex="Wingdings"/>
    </style:style>
    <style:style style:name="WW_CharLFO3LVL4" style:family="text">
      <style:text-properties style:font-name-complex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-complex="Wingdings"/>
    </style:style>
    <style:style style:name="WW_CharLFO3LVL7" style:family="text">
      <style:text-properties style:font-name-complex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-complex="Wingdings"/>
    </style:style>
    <text:list-style style:name="WWNum2" style:display-name="WWNum2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Times New Roman"/>
      </text:list-level-style-bullet>
    </text:list-style>
    <text:list-style style:name="WWNum3" style:display-name="WWNum3">
      <text:list-level-style-number text:level="1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format="1" text:display-levels="4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format="1" text:display-levels="7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6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7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8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9" style:num-suffix="." style:num-format="1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ogo Carvalho</meta:initial-creator>
    <dc:creator>Ricardo Cruz</dc:creator>
    <meta:creation-date>2020-12-02T15:14:00Z</meta:creation-date>
    <dc:date>2020-12-16T23:19:00Z</dc:date>
    <meta:template xlink:href="Normal" xlink:type="simple"/>
    <meta:editing-cycles>4</meta:editing-cycles>
    <meta:editing-duration>PT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30" meta:character-count="1473" meta:row-count="10" meta:non-whitespace-character-count="1245"/>
  </office:meta>
</office:document-meta>
</file>